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86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87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P88" style:family="paragraph" style:parent-style-name="Standard">
      <style:text-properties officeooo:rsid="012fec5b" officeooo:paragraph-rsid="01314547"/>
    </style:style>
    <style:style style:name="P89" style:family="paragraph" style:parent-style-name="Standard">
      <style:text-properties officeooo:rsid="003dbb40" officeooo:paragraph-rsid="01644691"/>
    </style:style>
    <style:style style:name="P90" style:family="paragraph" style:parent-style-name="Standard">
      <style:text-properties officeooo:rsid="003c4903" officeooo:paragraph-rsid="0165736f"/>
    </style:style>
    <style:style style:name="P91" style:family="paragraph" style:parent-style-name="Standard">
      <style:text-properties officeooo:rsid="003bcf66" officeooo:paragraph-rsid="0166488b"/>
    </style:style>
    <style:style style:name="P92" style:family="paragraph" style:parent-style-name="Standard">
      <style:text-properties officeooo:rsid="0039e5fd" officeooo:paragraph-rsid="0166aff6"/>
    </style:style>
    <style:style style:name="P93" style:family="paragraph" style:parent-style-name="Standard">
      <style:text-properties officeooo:rsid="017b0e15" officeooo:paragraph-rsid="017b0e15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5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16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17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18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119" style:family="paragraph" style:parent-style-name="Standard">
      <style:text-properties fo:font-weight="bold" officeooo:rsid="019a4a9a" officeooo:paragraph-rsid="019a4a9a" style:font-weight-asian="bold" style:font-weight-complex="bold"/>
    </style:style>
    <style:style style:name="P120" style:family="paragraph" style:parent-style-name="Standard">
      <style:text-properties officeooo:rsid="0014df67" officeooo:paragraph-rsid="019f678b"/>
    </style:style>
    <style:style style:name="P121" style:family="paragraph" style:parent-style-name="Standard">
      <style:text-properties fo:font-weight="normal" officeooo:rsid="0014df67" officeooo:paragraph-rsid="019f70f8" style:font-weight-asian="normal" style:font-weight-complex="normal"/>
    </style:style>
    <style:style style:name="P122" style:family="paragraph" style:parent-style-name="Standard">
      <style:text-properties fo:font-weight="normal" officeooo:rsid="00370187" officeooo:paragraph-rsid="008e0469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  <style:style style:name="T59" style:family="text">
      <style:text-properties officeooo:rsid="018abb0a"/>
    </style:style>
    <style:style style:name="T60" style:family="text">
      <style:text-properties officeooo:rsid="018d76e3"/>
    </style:style>
    <style:style style:name="T61" style:family="text">
      <style:text-properties officeooo:rsid="0194336d"/>
    </style:style>
    <style:style style:name="T62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102">Arduino_Rx_Tx_UNO_pcb.c file: .</text:p>
      <text:p text:style-name="P95"><text:span text:style-name="T49">1 ef</text:span>fects use of backspace key <text:span text:style-name="T51">in Int/Float</text:span>Num_from_PC_A(<text:span text:style-name="T53">)</text:span></text:p>
      <text:p text:style-name="P115">if(num_as_string[m] != '\b');</text:p>
      <text:p text:style-name="P115"><text:s/>// else for(int p = m; p &lt; strln-1; p++){num_as_string[p-1] = num_as_string[p+1]; num_as_string[p+1] = '\0';m = 0;} }</text:p>
      <text:p text:style-name="P115">else for(int p = m; p &lt; strln-1; p++){num_as_string[p-1] = num_as_string[p+1]; num_as_string[p+1] = 0;num_as_string[p] = 0;m = 0;} } </text:p>
      <text:p text:style-name="P94"/>
      <text:p text:style-name="P94"><text:span text:style-name="T49">2 prevents print out of </text:span><text:s text:c="2"/><text:span text:style-name="T50">Sc_Num_to_PC_A(Result,0,6,'\r');<text:tab/>The 0 must be at least 1</text:span></text:p>
      <text:p text:style-name="P116">if(pre_dp){</text:p>
      <text:p text:style-name="P116">while(--pre_dp){A = A*10;}<text:tab/><text:tab/><text:tab/><text:tab/><text:tab/><text:tab/><text:tab/><text:tab/><text:tab/><text:tab/>//Convert FPN to Scientific format (real + exponent)</text:p>
      <text:p text:style-name="P116">while (num &gt;= A){num = num/10.0; Exp += 1;}</text:p>
      <text:p text:style-name="P116">while (num &lt;= A){num = num*10.0; Exp -= 1;}}</text:p>
      <text:p text:style-name="P101"/>
      <text:p text:style-name="P112"><text:tab/><text:span text:style-name="T52">3 <text:s/></text:span><text:span text:style-name="T6">In 6F_FPN_from_IO and 6H_calculator</text:span></text:p>
      <text:p text:style-name="P112"><text:span text:style-name="T52"><text:tab/><text:tab/>f</text:span>loat FPN_number_from_IO(void) updated as below</text:p>
      <text:p text:style-name="P114">dp_control = 0;</text:p>
      <text:p text:style-name="P114">exp_control = 0;</text:p>
      <text:p text:style-name="P114">neg_sign = 0;</text:p>
      <text:p text:style-name="P117">scroll_control = 0;</text:p>
      <text:p text:style-name="P96"/>
      <text:p text:style-name="P103"><text:span text:style-name="T11">4</text:span><text:tab/>5_Arduino_PC_comms_library\5C_Scientific_numbers </text:p>
      <text:p text:style-name="P103"><text:tab/><text:span text:style-name="T11">This has been rewritten</text:span></text:p>
      <text:p text:style-name="P97"><text:tab/>See PCB111000_CP2102_projects version</text:p>
      <text:p text:style-name="P97"/>
      <text:p text:style-name="P98">5<text:tab/><text:span text:style-name="T54">Bug found in KBD_to_display\long Int_KBD_to_display() and float <text:tab/>Float_KBD_to_display()</text:span></text:p>
      <text:p text:style-name="P99"><text:tab/>Effects use of backspace key</text:p>
      <text:p text:style-name="P100"/>
      <text:p text:style-name="P105">Updated <text:span text:style-name="T60">and tested </text:span>on UNO <text:span text:style-name="T61">and Arduino </text:span>projects</text:p>
      <text:p text:style-name="P106">Int_Num_from_PC_A(<text:span text:style-name="T55">)<text:tab/>Tested on<text:tab/>Project_5B_Prime_factors()</text:span></text:p>
      <text:p text:style-name="P106">Sc_Num_to_PC_A<text:span text:style-name="T55">()<text:tab/><text:tab/>Tested on <text:tab/> Project_5C_Scientific_numbers()</text:span></text:p>
      <text:p text:style-name="P107">Sc_Num_from_PC_A<text:span text:style-name="T55">()<text:tab/>Tested on <text:tab/> Project_5C_Scientific_numbers()</text:span></text:p>
      <text:p text:style-name="P113"><text:span text:style-name="T52"><text:tab/></text:span>FPN_number_from_IO(<text:span text:style-name="T56">)</text:span> <text:tab/><text:span text:style-name="T59">No change needed for PCB111000_UNO versions</text:span></text:p>
      <text:p text:style-name="P104"/>
      <text:p text:style-name="P108">Int_KBD_to_display_A<text:span text:style-name="T57">()<text:tab/>Tested on<text:tab/>Project_6D_INT_to_display</text:span></text:p>
      <text:p text:style-name="P111">FPN_KBD_to_display_A()<text:tab/>Tested on<text:tab/>Project_6E_FPN_to_display</text:p>
      <text:p text:style-name="P110">Get_fpn_from_KBD<text:span text:style-name="T58">()<text:tab/>Tested on<text:tab/>Project_9A_FPN_acquisition</text:span></text:p>
      <text:p text:style-name="P109">fpn_from_KBD_Legacy<text:span text:style-name="T57">()<text:tab/>Tested on<text:tab/>6L_FPN_to_display_legacy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8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119">Retest</text:p>
      <text:p text:style-name="P120">8B_Pulse_train_generator<text:tab/> <text:span text:style-name="T28">CA_OK<text:tab/> </text:span><text:span text:style-name="T45">CC_OK<text:tab/>CA_ARD_OK<text:tab/>CC_ARD_OK</text:span></text:p>
      <text:p text:style-name="P121">8C_Sawtooth_generator<text:tab/> <text:span text:style-name="T28">CA_OK<text:tab/> </text:span><text:span text:style-name="T43">CC_OK<text:tab/>CA_ARD_OK<text:tab/>CC_ARD_OK</text:span></text:p>
      <text:p text:style-name="P122"/>
      <text:p text:style-name="P86">in 8B and 8C</text:p>
      <text:p text:style-name="P87">int PCI_triggers_data_from_PC(char * num_as_string) <text:s/><text:span text:style-name="T62">and</text:span></text:p>
      <text:p text:style-name="P86">ISR(PCINT2_vect) updated</text:p>
      <text:p text:style-name="P85">Check PCB111000_UNO projects.</text:p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92">9B_FPN_to_String <text:tab/><text:span text:style-name="T28">CA_OK</text:span><text:span text:style-name="T32"><text:tab/></text:span><text:span text:style-name="T45">CC_OK<text:tab/>CA_ARD_OK<text:tab/>CC_ARD_OK</text:span></text:p>
      <text:p text:style-name="P91">9C_FPN_Add_Sub <text:tab/><text:span text:style-name="T28">CA_OK</text:span><text:span text:style-name="T32"><text:tab/></text:span><text:span text:style-name="T45">CC_OK<text:tab/>CA_ARD_OK<text:tab/>CC_ARD_OK</text:span></text:p>
      <text:p text:style-name="P90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9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><text:soft-page-break/></text:p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<text:soft-page-break/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19T21:21:11.457000000</dc:date>
    <meta:editing-duration>P3DT14H48M33S</meta:editing-duration>
    <meta:editing-cycles>264</meta:editing-cycles>
    <meta:document-statistic meta:table-count="0" meta:image-count="0" meta:object-count="0" meta:page-count="6" meta:paragraph-count="219" meta:word-count="1105" meta:character-count="9353" meta:non-whitespace-character-count="8231"/>
  </office:meta>
</office:document-meta>
</file>